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ebas Neue" svg:font-family="'Bebas Neue'" style:font-pitch="variable"/>
    <style:font-face style:name="Hack" svg:font-family="Hack" style:font-pitch="fixed"/>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style:text-properties fo:font-size="14pt" fo:font-weight="bold" officeooo:rsid="000d0708" officeooo:paragraph-rsid="00209ef0" style:font-size-asian="14pt" style:font-weight-asian="bold" style:font-size-complex="14pt" style:font-weight-complex="bold"/>
    </style:style>
    <style:style style:name="P2" style:family="paragraph" style:parent-style-name="Standard">
      <style:paragraph-properties fo:line-height="150%"/>
      <style:text-properties fo:font-size="10pt" fo:font-weight="bold" officeooo:rsid="000d0708" officeooo:paragraph-rsid="00209ef0" style:font-size-asian="10pt" style:font-weight-asian="bold" style:font-size-complex="10pt" style:font-weight-complex="bold"/>
    </style:style>
    <style:style style:name="P3" style:family="paragraph" style:parent-style-name="Standard">
      <style:paragraph-properties fo:line-height="150%"/>
      <style:text-properties fo:font-size="10pt" officeooo:rsid="000d0708" officeooo:paragraph-rsid="000d0708" style:font-size-asian="10pt" style:font-size-complex="10pt"/>
    </style:style>
    <style:style style:name="P4" style:family="paragraph" style:parent-style-name="Standard">
      <style:paragraph-properties fo:line-height="150%"/>
      <style:text-properties fo:font-size="10pt" officeooo:rsid="00178443" officeooo:paragraph-rsid="00178443" style:font-size-asian="10pt" style:font-size-complex="10pt"/>
    </style:style>
    <style:style style:name="P5" style:family="paragraph" style:parent-style-name="Standard">
      <style:paragraph-properties fo:line-height="150%" fo:text-align="justify" style:justify-single-word="false"/>
      <style:text-properties fo:font-size="10pt" officeooo:rsid="000eef38" officeooo:paragraph-rsid="00178443" style:font-size-asian="10pt" style:font-size-complex="10pt"/>
    </style:style>
    <style:style style:name="P6" style:family="paragraph" style:parent-style-name="Standard">
      <style:paragraph-properties fo:line-height="150%" fo:text-align="justify" style:justify-single-word="false"/>
      <style:text-properties fo:font-size="10pt" fo:font-weight="bold" officeooo:rsid="00178443" officeooo:paragraph-rsid="00178443"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fo:font-size="10pt" fo:font-weight="bold" officeooo:rsid="001a9d90" officeooo:paragraph-rsid="001a9d90" style:font-size-asian="10pt" style:font-weight-asian="bold" style:font-size-complex="10pt" style:font-weight-complex="bold"/>
    </style:style>
    <style:style style:name="P8" style:family="paragraph" style:parent-style-name="Standard">
      <style:paragraph-properties fo:line-height="150%" fo:text-align="justify" style:justify-single-word="false"/>
      <style:text-properties fo:font-size="10pt" fo:font-weight="bold" officeooo:rsid="0023442b" officeooo:paragraph-rsid="0023442b" style:font-size-asian="10pt" style:font-weight-asian="bold" style:font-size-complex="10pt" style:font-weight-complex="bold"/>
    </style:style>
    <style:style style:name="T1" style:family="text">
      <style:text-properties officeooo:rsid="00178443"/>
    </style:style>
    <style:style style:name="T2" style:family="text">
      <style:text-properties fo:font-weight="bold" style:font-weight-asian="bold" style:font-weight-complex="bold"/>
    </style:style>
    <style:style style:name="T3" style:family="text">
      <style:text-properties officeooo:rsid="00107e3d"/>
    </style:style>
    <style:style style:name="T4" style:family="text">
      <style:text-properties officeooo:rsid="00149fb1"/>
    </style:style>
    <style:style style:name="T5" style:family="text">
      <style:text-properties officeooo:rsid="001a9d90"/>
    </style:style>
    <style:style style:name="T6" style:family="text">
      <style:text-properties officeooo:rsid="0015be4e"/>
    </style:style>
    <style:style style:name="T7" style:family="text">
      <style:text-properties fo:font-style="italic" officeooo:rsid="00178443" style:font-style-asian="italic" style:font-style-complex="italic"/>
    </style:style>
    <style:style style:name="T8" style:family="text">
      <style:text-properties fo:font-style="normal" officeooo:rsid="00178443" style:font-style-asian="normal" style:font-style-complex="normal"/>
    </style:style>
    <style:style style:name="T9" style:family="text">
      <style:text-properties fo:font-style="normal" officeooo:rsid="001baddd" style:font-style-asian="normal" style:font-style-complex="normal"/>
    </style:style>
    <style:style style:name="T10" style:family="text">
      <style:text-properties fo:font-style="normal" officeooo:rsid="0018c0b1" style:font-style-asian="normal" style:font-style-complex="normal"/>
    </style:style>
    <style:style style:name="T11" style:family="text">
      <style:text-properties fo:font-style="normal" officeooo:rsid="001ca303"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fo:font-weight="normal" officeooo:rsid="001ca303" style:font-style-asian="normal" style:font-weight-asian="normal" style:font-style-complex="normal" style:font-weight-complex="normal"/>
    </style:style>
    <style:style style:name="T14" style:family="text">
      <style:text-properties fo:font-style="normal" fo:font-weight="normal" officeooo:rsid="001d3295" style:font-style-asian="normal" style:font-weight-asian="normal" style:font-style-complex="normal" style:font-weight-complex="normal"/>
    </style:style>
    <style:style style:name="T15" style:family="text">
      <style:text-properties fo:font-style="normal" fo:font-weight="normal" officeooo:rsid="001e125f" style:font-style-asian="normal" style:font-weight-asian="normal" style:font-style-complex="normal" style:font-weight-complex="normal"/>
    </style:style>
    <style:style style:name="T16" style:family="text">
      <style:text-properties fo:font-style="normal" fo:font-weight="normal" officeooo:rsid="001eb0c7" style:font-style-asian="normal" style:font-weight-asian="normal" style:font-style-complex="normal" style:font-weight-complex="normal"/>
    </style:style>
    <style:style style:name="T17" style:family="text">
      <style:text-properties fo:font-style="normal" fo:font-weight="normal" officeooo:rsid="00209ef0" style:font-style-asian="normal" style:font-weight-asian="normal" style:font-style-complex="normal" style:font-weight-complex="normal"/>
    </style:style>
    <style:style style:name="T18" style:family="text">
      <style:text-properties fo:font-style="normal" fo:font-weight="normal" officeooo:rsid="0021956a" style:font-style-asian="normal" style:font-weight-asian="normal" style:font-style-complex="normal" style:font-weight-complex="normal"/>
    </style:style>
    <style:style style:name="T19" style:family="text">
      <style:text-properties fo:font-style="italic" fo:font-weight="normal" officeooo:rsid="0021956a" style:font-style-asian="italic" style:font-weight-asian="normal" style:font-style-complex="italic" style:font-weight-complex="normal"/>
    </style:style>
    <style:style style:name="T20" style:family="text">
      <style:text-properties style:text-position="sub 58%" fo:font-style="normal" fo:font-weight="normal" officeooo:rsid="0021956a" style:font-style-asian="normal" style:font-weight-asian="normal" style:font-style-complex="normal" style:font-weight-complex="normal"/>
    </style:style>
    <style:style style:name="T21" style:family="text">
      <style:text-properties style:text-position="0% 100%" fo:font-style="normal" fo:font-weight="normal" officeooo:rsid="0021956a" style:font-style-asian="normal" style:font-weight-asian="normal" style:font-style-complex="normal" style:font-weight-complex="normal"/>
    </style:style>
    <style:style style:name="T22" style:family="text">
      <style:text-properties style:text-position="0% 100%" fo:font-style="normal" fo:font-weight="normal" officeooo:rsid="0023442b" style:font-style-asian="normal" style:font-weight-asian="normal" style:font-style-complex="normal" style:font-weight-complex="normal"/>
    </style:style>
    <style:style style:name="T23" style:family="text">
      <style:text-properties style:text-position="0% 100%" fo:font-style="normal" fo:font-weight="normal" style:font-style-asian="normal" style:font-weight-asian="normal" style:font-style-complex="normal" style:font-weight-complex="normal"/>
    </style:style>
    <style:style style:name="T24" style:family="text">
      <style:text-properties style:text-position="0% 100%" fo:font-style="normal" fo:font-weight="normal" officeooo:rsid="00235d6d" style:font-style-asian="normal" style:font-weight-asian="normal" style:font-style-complex="normal" style:font-weight-complex="normal"/>
    </style:style>
    <style:style style:name="T25" style:family="text">
      <style:text-properties style:text-position="0% 100%" fo:font-style="normal" fo:font-weight="normal" officeooo:rsid="0025de44" style:font-style-asian="normal" style:font-weight-asian="normal" style:font-style-complex="normal" style:font-weight-complex="normal"/>
    </style:style>
    <style:style style:name="T26" style:family="text">
      <style:text-properties style:text-position="0% 100%" fo:font-style="normal" fo:font-weight="normal" officeooo:rsid="0026b2a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Des Design Considerations</text:p>
      <text:p text:style-name="P2"><text:span text:style-name="T1">Advanced Computer Systems Report</text:span> </text:p>
      <text:p text:style-name="P2"><text:span text:style-name="T1">Dan Fiumara</text:span></text:p>
      <text:p text:style-name="P3"/>
      <text:p text:style-name="P4"><text:span text:style-name="T2">Background</text:span></text:p>
      <text:p text:style-name="P5"><text:tab/>A <text:span text:style-name="T3">major</text:span> topic of discussion throughout this course has been the importance of data transfer bandwidth on the overall performance of computing systems. We discovered through homework assignments and lectures that our latest processors can perform more operations per second than the rest of our system can stage and handle post execution. <text:span text:style-name="T4">Data transfer rates are the main bottleneck faced by high performance computing systems. In particular, there </text:span><text:span text:style-name="T1">has been</text:span><text:span text:style-name="T4"> increased focus on improving data transfer speeds from chip to chip. As AI/ML workloads become increasingly titanic, vast compute pools need to be able to share data at extremely high speed</text:span><text:span text:style-name="T5">s</text:span><text:span text:style-name="T4">. As warehouses become filled with thousands and thousands of GPU’s ready to train the next large language model, there becomes increasing need for high speed inter-die communication. As a result, we see solutions like NVIDIA’s NVLink being touted as the fastest multi-chip link ever manufactured. </text:span></text:p>
      <text:p text:style-name="P5"/>
      <text:p text:style-name="P6">The SerDes</text:p>
      <text:p text:style-name="P5"><text:span text:style-name="T4"><text:tab/>One important type of inter-die </text:span><text:span text:style-name="T6">link is the serializer/deserializer or SerDes. </text:span><text:span text:style-name="T1">In almost all cases, computer systems need to transport data that is encoded across many bits of digital information. The most natural choice for a communication channel thus is a parallel data bus with </text:span><text:span text:style-name="T7">n</text:span><text:span text:style-name="T8"> data lines to transfer </text:span><text:span text:style-name="T7">n</text:span><text:span text:style-name="T8"> bits. This configuration allows for high speed data transfer with low </text:span><text:span text:style-name="T9">design </text:span><text:span text:style-name="T8">complexity. These benefits come at a cost, however. </text:span><text:span text:style-name="T10">The size of integrated circuit I/O has not decreased at the same rate as transistors. This means that our I/O interfaces are much more expensive than our </text:span><text:span text:style-name="T11">transistor level</text:span><text:span text:style-name="T10"> infrastructure. As a result, it is advantageous to utilize serial data communication protocols to reduce the per chip I/O overhead for establishing high speed links. In today’s era, transistors are cheap, meaning if we can dedicate more transistor level infrastructure to achieve similar performance to a more costly parallel data bus, it could become feasible to efficiently connect thousands of chips together to tackle large scale workloads.</text:span></text:p>
      <text:p text:style-name="P5"><text:span text:style-name="T10"/></text:p>
      <text:p text:style-name="P7"><text:span text:style-name="T10">S</text:span><text:span text:style-name="T12">erDes Design</text:span></text:p>
      <text:p text:style-name="P7"><text:span text:style-name="T12"><text:tab/></text:span><text:span text:style-name="T13">Leading </text:span><text:span text:style-name="T14">parallel data buses can achieve extremely high speeds. Since we are concerned with the amount of I/O we spend to achieve these speeds, </text:span><text:span text:style-name="T15">it is useful to describe transfer speed as a function of the length of chip perimeter that was consumed by the I/O of the link. This measurement is called the Shoreline Bandwidth Density and it is measured in Gbps / mm of chip perimeter. </text:span><text:span text:style-name="T16">State of the art serial links in standard packages can achieve a shoreline bandwidth density of nearly 250 Gbps / mm. </text:span><text:span text:style-name="T17">In order to achieve these massive speeds, designers must make many careful considerations and employ advanced techniques to maximize performance. </text:span><text:soft-page-break/><text:span text:style-name="T17">Firstly, designers have to overcome limitations imposed by generating a high speed clock signal. The theoretical maximum switching speed for a modern mosfet </text:span><text:span text:style-name="T18">(Intel 16nm) is around 300GHz. As the transistor starts to operate closer to its maximum operating frequency, its behavior starts to become dominated by parasitic effects. As a result it is extremely difficult to generate a stable clock signal near </text:span><text:span text:style-name="T19">f</text:span><text:span text:style-name="T20">max</text:span><text:span text:style-name="T21"> of the target process transistors. In order to overcome this, designers employ multiple clock signals each even phase shifted from each other. </text:span><text:span text:style-name="T22">Multiphase clock generation utilizes structures such as the phase locked loop to ensure that all clock signals remain synchronized and properly phase shifted. This scheme allows us to generate a stable clock signal that is a fraction of our target operating speed, yet still have the necessary control signal timing to operate at high speed. </text:span></text:p>
      <text:p text:style-name="P8"><text:span text:style-name="T23"><text:tab/>After we overcome the barrier of generating a high speed clock, we can start to focus our efforts on how to efficiently turn parallel data into a high speed serial data stream. We can utilize basic </text:span><text:span text:style-name="T24">digital circuit building blocks to achieve this. We start by using shift registers to convert our fully parallel data into less parallel data. Consider the case where our fully parallel data is 128 bits wide, we can convert this to 16 bits of data using 8 shift registers operating at 8 times the speed at which our parallel data is being updated. </text:span><text:span text:style-name="T25">These 8 streams can then be </text:span><text:span text:style-name="T26">further divided into 4 streams using a 2:1 mu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ebas Neue" svg:font-family="'Bebas Neue'" style:font-pitch="variable"/>
    <style:font-face style:name="Hack" svg:font-family="Hack" style:font-pitch="fixed"/>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2:09:33.368241498</meta:creation-date>
    <dc:date>2024-11-11T21:52:04.951248300</dc:date>
    <meta:editing-duration>P3DT7H37M17S</meta:editing-duration>
    <meta:editing-cycles>17</meta:editing-cycles>
    <meta:generator>LibreOffice/24.8.2.1$Linux_X86_64 LibreOffice_project/480$Build-1</meta:generator>
    <meta:document-statistic meta:table-count="0" meta:image-count="0" meta:object-count="0" meta:page-count="2" meta:paragraph-count="10" meta:word-count="690" meta:character-count="4269" meta:non-whitespace-character-count="3582"/>
  </office:meta>
</office:document-meta>
</file>